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71cm" svg:height="0.76cm" draw:transform="skewX (-0.00122173047639603) rotate (-1.55369210012535) translate (5.8015617680334cm 3.450921851486cm)" svg:viewBox="0 0 4572 761" svg:d="M348 718c451-81 1484-59 2101-52 617 6 1725 130 1982 85 260-39 145-667-219-708-364-43-889 2-1807-1-918-4-1812-17-2321-42-142 2-135 750 264 718z">
          <text:p/>
        </draw:path>
        <draw:path draw:style-name="gr1" draw:text-style-name="P1" draw:layer="layout" svg:width="0.902cm" svg:height="0.661cm" draw:transform="rotate (-2.15687788961459) translate (5.958791145399cm 7.62362810846249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3.785cm" svg:height="3.223cm" draw:transform="rotate (0.0979129710368819) translate (5.10079999097031cm 3.3232471715477cm)" svg:viewBox="0 0 3786 3224" svg:d="M250 77c2168-240 3672 45 3526 1419-146 1373-1068 1602-3316 1728-189-10-204-772 153-791 1136-61 2468 189 2516-754 47-942-1477-1062-2951-819-280 46-209-769 72-783z">
          <text:p/>
        </draw:path>
        <draw:path draw:style-name="gr1" draw:text-style-name="P1" draw:layer="layout" svg:width="1.408cm" svg:height="3.565cm" draw:transform="rotate (-2.21063403057602) translate (9.1754858384835cm 7.2021441914943cm)" svg:viewBox="0 0 1409 3566" svg:d="M1392 3068c-315-266-346-497-374-830-83-993-51-1657-122-2137-24-158-939-143-894 130 88 535 110 1059 145 1515 38 458 19 1245 581 1765 252 232 786-342 664-443z">
          <text:p/>
        </draw:path>
        <draw:path draw:style-name="gr1" draw:text-style-name="P1" draw:layer="layout" svg:width="0.902cm" svg:height="0.661cm" draw:transform="skewX (0.001221730476396) rotate (-2.1556561591382) translate (5.9187906519277cm 3.50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) rotate (-2.1556561591382) translate (6.4537906519278cm 5.82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5) rotate (-2.15652882376419) translate (9.1938895804584cm 7.20442269509421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4.239cm" svg:height="0.8cm" draw:transform="skewX (-0.00122173047639603) rotate (-1.55369210012535) translate (1.9678980728961cm 3.7102576895794cm)" svg:viewBox="0 0 4240 801" svg:d="M347 718c451-80 1165-88 1782-82 617 7 1713 203 1970 158 259-39 145-667-219-709-365-42-877-68-1795-72s-1493 12-2001-13c-142 2-135 750 263 718z">
          <text:p/>
        </draw:path>
        <draw:path draw:style-name="gr1" draw:text-style-name="P1" draw:layer="layout" svg:width="0.902cm" svg:height="0.661cm" draw:transform="rotate (-2.15687788961459) translate (2.076791145399cm 7.551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3.785cm" svg:height="3.223cm" draw:transform="rotate (0.0979129710368819) translate (0.9507999909703cm 3.3232471715477cm)" svg:viewBox="0 0 3786 3224" svg:d="M250 77c2168-240 3672 45 3526 1419-146 1373-1068 1602-3316 1728-189-10-204-772 153-791 1136-61 2468 189 2516-754 47-942-1477-1062-2951-819-280 46-209-769 72-783z">
          <text:p/>
        </draw:path>
        <draw:path draw:style-name="gr1" draw:text-style-name="P1" draw:layer="layout" svg:width="0.902cm" svg:height="0.661cm" draw:transform="skewX (0.0012217304763959) rotate (-2.1556561591382) translate (2.0954573185943cm 3.800462499828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408cm" svg:height="3.565cm" draw:transform="rotate (-2.21063403057602) translate (5.0254858384835cm 7.2021441914943cm)" svg:viewBox="0 0 1409 3566" svg:d="M1392 3068c-315-266-346-497-374-830-83-993-51-1657-122-2137-24-158-939-143-894 130 88 535 110 1059 145 1515 38 458 19 1245 581 1765 252 232 786-342 664-443z">
          <text:p/>
        </draw:path>
        <draw:path draw:style-name="gr1" draw:text-style-name="P1" draw:layer="layout" svg:width="0.902cm" svg:height="0.661cm" draw:transform="skewX (0.001221730476396) rotate (-2.1556561591382) translate (1.7687906519277cm 3.50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) rotate (-2.1556561591382) translate (2.3037906519278cm 5.82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5) rotate (-2.15652882376419) translate (5.04388958045841cm 7.20442269509421cm)" svg:viewBox="0 0 903 661" svg:d="M528 644c136-64 328-219 366-367 34-139-27-185-184-243-156-57-352-32-459-3-277 72-309 187-173 369s314 309 450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5:04:59.192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15"/>
  </office:meta>
</office:document-meta>
</file>